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749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c5000b" draw:textarea-vertical-align="middle"/>
    </style:style>
    <style:style style:name="gr7" style:family="graphic" style:parent-style-name="standard">
      <style:graphic-properties draw:stroke="dash" draw:stroke-dash="Ultrafine_20_Dashed" svg:stroke-width="0cm" svg:stroke-color="#ffffff" draw:marker-start-width="0.2cm" draw:marker-end-width="0.2cm" draw:fill="solid" draw:fill-color="#cc99ff" draw:textarea-vertical-align="middle" draw:auto-grow-height="false" fo:min-height="0cm" fo:min-width="0cm" fo:padding-top="0.125cm" fo:padding-bottom="0.125cm" fo:padding-left="0.25cm" fo:padding-right="0.25cm" draw:shadow="hidden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0066cc" draw:textarea-vertical-align="middle"/>
    </style:style>
    <style:style style:name="gr10" style:family="graphic" style:parent-style-name="standard">
      <style:graphic-properties svg:stroke-color="#0066cc" draw:fill="solid" draw:fill-color="#0066cc" draw:textarea-vertical-align="middle"/>
    </style:style>
    <style:style style:name="gr11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34cm" fo:min-width="1.0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Optima" style:font-pitch="variable" fo:font-size="16pt" style:font-size-asian="16pt" style:font-size-complex="16pt"/>
    </style:style>
    <style:style style:name="P3" style:family="paragraph">
      <style:text-properties fo:font-family="Optima" style:font-pitch="variable" fo:font-size="16pt" style:font-size-asian="16pt" style:font-size-complex="16pt"/>
    </style:style>
    <style:style style:name="P4" style:family="paragraph">
      <style:paragraph-properties fo:text-align="center">
        <style:tab-stops/>
      </style:paragraph-properties>
      <style:text-properties fo:color="#999999" fo:font-family="'Arial Hebrew'" style:font-pitch="variable" fo:font-size="14pt" fo:font-weight="bold" style:font-size-asian="14pt" style:font-size-complex="14pt"/>
    </style:style>
    <style:style style:name="P5" style:family="paragraph">
      <style:paragraph-properties fo:text-align="center">
        <style:tab-stops/>
      </style:paragraph-properties>
      <style:text-properties fo:color="#999999" fo:font-family="'Arial Hebrew'" style:font-pitch="variable" fo:font-size="9pt" fo:font-weight="bold" style:font-size-asian="9pt" style:font-size-complex="9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family="Optima" style:font-pitch="variable" fo:font-size="9pt" style:font-size-asian="9pt" style:font-size-complex="9pt"/>
    </style:style>
    <style:style style:name="P8" style:family="paragraph">
      <style:paragraph-properties fo:text-align="center"/>
      <style:text-properties fo:color="#ff3333"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text-align="center"/>
      <style:text-properties fo:color="#ff3333" fo:font-family="Optima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fo:font-family="Optima" style:font-pitch="variable" fo:font-size="16pt" style:font-size-asian="16pt" style:font-size-complex="16pt"/>
    </style:style>
    <style:style style:name="T2" style:family="text">
      <style:text-properties fo:font-family="'Arial Hebrew'" style:font-pitch="variable"/>
    </style:style>
    <style:style style:name="T3" style:family="text">
      <style:text-properties fo:font-family="Optima" style:font-pitch="variable" fo:font-size="9pt" style:font-size-asian="9pt" style:font-size-complex="9pt"/>
    </style:style>
    <style:style style:name="T4" style:family="text">
      <style:text-properties fo:color="#ff3333" fo:font-family="Optima" style:font-pitch="variable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7cm" svg:height="2cm" svg:x="1.1cm" svg:y="4.4cm">
          <text:p/>
        </draw:rect>
        <draw:rect draw:style-name="gr1" draw:text-style-name="P1" draw:layer="layout" svg:width="4.7cm" svg:height="2cm" svg:x="5.807cm" svg:y="4.4cm">
          <text:p/>
        </draw:rect>
        <draw:rect draw:style-name="gr1" draw:text-style-name="P1" draw:layer="layout" svg:width="4.7cm" svg:height="2cm" svg:x="10.502cm" svg:y="4.4cm">
          <text:p/>
        </draw:rect>
        <draw:rect draw:style-name="gr1" draw:text-style-name="P1" draw:layer="layout" svg:width="4.7cm" svg:height="2cm" svg:x="15.192cm" svg:y="4.4cm">
          <text:p/>
        </draw:rect>
        <draw:g>
          <draw:frame draw:style-name="gr2" draw:text-style-name="P2" draw:layer="layout" svg:width="4.672cm" svg:height="0.962cm" svg:x="1.1cm" svg:y="5.529cm">
            <draw:text-box>
              <text:p text:style-name="P2"><text:span text:style-name="T1">EXPOSITION</text:span></text:p>
            </draw:text-box>
          </draw:frame>
          <draw:frame draw:style-name="gr3" draw:text-style-name="P3" draw:layer="layout" svg:width="9.4cm" svg:height="0.999cm" svg:x="5.8cm" svg:y="5.529cm">
            <draw:text-box>
              <text:p text:style-name="P2"><text:span text:style-name="T1">DÉVELOPPEMENT</text:span></text:p>
            </draw:text-box>
          </draw:frame>
          <draw:frame draw:style-name="gr2" draw:text-style-name="P3" draw:layer="layout" svg:width="4.7cm" svg:height="0.962cm" svg:x="15.2cm" svg:y="5.529cm">
            <draw:text-box>
              <text:p text:style-name="P2"><text:span text:style-name="T1">DÉNOUEMENT</text:span></text:p>
            </draw:text-box>
          </draw:frame>
        </draw:g>
        <draw:line draw:style-name="gr4" draw:text-style-name="P1" draw:layer="layout" svg:x1="5.8cm" svg:y1="4.4cm" svg:x2="5.8cm" svg:y2="6.4cm">
          <text:p/>
        </draw:line>
        <draw:line draw:style-name="gr4" draw:text-style-name="P1" draw:layer="layout" svg:x1="10.5cm" svg:y1="4.8cm" svg:x2="10.5cm" svg:y2="5.5cm">
          <text:p/>
        </draw:line>
        <draw:line draw:style-name="gr4" draw:text-style-name="P1" draw:layer="layout" svg:x1="15.2cm" svg:y1="4.4cm" svg:x2="15.2cm" svg:y2="6.4cm">
          <text:p/>
        </draw:line>
        <draw:line draw:style-name="gr5" draw:text-style-name="P1" draw:layer="layout" svg:x1="19.9cm" svg:y1="4.4cm" svg:x2="19.9cm" svg:y2="6.4cm">
          <text:p/>
        </draw:line>
        <draw:line draw:style-name="gr5" draw:text-style-name="P1" draw:layer="layout" svg:x1="1.1cm" svg:y1="4.4cm" svg:x2="1.1cm" svg:y2="6.4cm">
          <text:p/>
        </draw:line>
        <draw:circle draw:style-name="gr6" draw:text-style-name="P1" draw:layer="layout" svg:width="0.3cm" svg:height="0.3cm" svg:x="5.3cm" svg:y="4.6cm">
          <text:p/>
        </draw:circle>
        <draw:custom-shape draw:style-name="gr7" draw:text-style-name="P1" draw:layer="layout" svg:width="0.9cm" svg:height="1.1cm" svg:x="5.4cm" svg:y="3.9cm">
          <text:p/>
          <draw:enhanced-geometry svg:viewBox="0 0 21600 21600" draw:text-areas="0 0 21600 21600" draw:mirror-horizontal="false" draw:mirror-vertic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0.9cm" svg:height="1.1cm" svg:x="14.857cm" svg:y="3.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1" draw:layer="layout" svg:x1="1.1cm" svg:y1="5.564cm" svg:x2="20cm" svg:y2="5.564cm">
          <text:p/>
        </draw:line>
        <draw:circle draw:style-name="gr9" draw:text-style-name="P1" draw:layer="layout" svg:width="0.3cm" svg:height="0.3cm" svg:x="1.9cm" svg:y="4.6cm">
          <text:p/>
        </draw:circle>
        <draw:circle draw:style-name="gr9" draw:text-style-name="P1" draw:layer="layout" svg:width="0.3cm" svg:height="0.3cm" svg:x="3.7cm" svg:y="4.6cm">
          <text:p/>
        </draw:circle>
        <draw:circle draw:style-name="gr10" draw:text-style-name="P1" draw:layer="layout" svg:width="0.3cm" svg:height="0.3cm" svg:x="18.6cm" svg:y="4.6cm">
          <text:p/>
        </draw:circle>
        <draw:circle draw:style-name="gr9" draw:text-style-name="P1" draw:layer="layout" svg:width="0.3cm" svg:height="0.3cm" svg:x="10.328cm" svg:y="4.464cm">
          <text:p/>
        </draw:circle>
        <draw:g>
          <draw:frame draw:style-name="gr11" draw:text-style-name="P4" draw:layer="layout" svg:width="0.972cm" svg:height="0.776cm" svg:x="2.25cm" svg:y="5.008cm">
            <draw:text-box>
              <text:p text:style-name="P4"><text:span text:style-name="T2">¼</text:span></text:p>
            </draw:text-box>
          </draw:frame>
          <draw:frame draw:style-name="gr12" draw:text-style-name="P5" draw:layer="layout" svg:width="1.577cm" svg:height="0.59cm" svg:x="2.732cm" svg:y="5.122cm">
            <draw:text-box>
              <text:p text:style-name="P5"><text:span text:style-name="T2">TEMPS</text:span></text:p>
            </draw:text-box>
          </draw:frame>
        </draw:g>
        <draw:line draw:style-name="gr5" draw:text-style-name="P1" draw:layer="layout" svg:x1="1.1cm" svg:y1="6.4cm" svg:x2="19.9cm" svg:y2="6.4cm">
          <text:p/>
        </draw:line>
        <draw:g>
          <draw:frame draw:style-name="gr11" draw:text-style-name="P4" draw:layer="layout" svg:width="0.972cm" svg:height="0.776cm" svg:x="7.051cm" svg:y="5.008cm">
            <draw:text-box>
              <text:p text:style-name="P4"><text:span text:style-name="T2">¼</text:span></text:p>
            </draw:text-box>
          </draw:frame>
          <draw:frame draw:style-name="gr12" draw:text-style-name="P5" draw:layer="layout" svg:width="1.577cm" svg:height="0.59cm" svg:x="7.533cm" svg:y="5.122cm">
            <draw:text-box>
              <text:p text:style-name="P5"><text:span text:style-name="T2">TEMPS</text:span></text:p>
            </draw:text-box>
          </draw:frame>
        </draw:g>
        <draw:g>
          <draw:frame draw:style-name="gr11" draw:text-style-name="P4" draw:layer="layout" svg:width="0.972cm" svg:height="0.776cm" svg:x="11.952cm" svg:y="5.008cm">
            <draw:text-box>
              <text:p text:style-name="P4"><text:span text:style-name="T2">¼</text:span></text:p>
            </draw:text-box>
          </draw:frame>
          <draw:frame draw:style-name="gr12" draw:text-style-name="P5" draw:layer="layout" svg:width="1.577cm" svg:height="0.59cm" svg:x="12.434cm" svg:y="5.122cm">
            <draw:text-box>
              <text:p text:style-name="P5"><text:span text:style-name="T2">TEMPS</text:span></text:p>
            </draw:text-box>
          </draw:frame>
        </draw:g>
        <draw:g>
          <draw:frame draw:style-name="gr11" draw:text-style-name="P4" draw:layer="layout" svg:width="0.972cm" svg:height="0.776cm" svg:x="16.653cm" svg:y="5.008cm">
            <draw:text-box>
              <text:p text:style-name="P4"><text:span text:style-name="T2">¼</text:span></text:p>
            </draw:text-box>
          </draw:frame>
          <draw:frame draw:style-name="gr12" draw:text-style-name="P5" draw:layer="layout" svg:width="1.577cm" svg:height="0.59cm" svg:x="17.135cm" svg:y="5.122cm">
            <draw:text-box>
              <text:p text:style-name="P5"><text:span text:style-name="T2">TEMPS</text:span></text:p>
            </draw:text-box>
          </draw:frame>
        </draw:g>
        <draw:frame draw:style-name="gr13" draw:text-style-name="P7" draw:layer="layout" svg:width="2.183cm" svg:height="1.005cm" svg:x="0.917cm" svg:y="3.495cm">
          <draw:text-box>
            <text:p text:style-name="P6"><text:span text:style-name="T3">Incident</text:span></text:p>
            <text:p text:style-name="P6"><text:span text:style-name="T3">perturbateur</text:span></text:p>
          </draw:text-box>
        </draw:frame>
        <draw:frame draw:style-name="gr13" draw:text-style-name="P7" draw:layer="layout" svg:width="2.2cm" svg:height="1.005cm" svg:x="2.818cm" svg:y="3.496cm">
          <draw:text-box>
            <text:p text:style-name="P6"><text:span text:style-name="T3">Incident</text:span></text:p>
            <text:p text:style-name="P6"><text:span text:style-name="T3">déclencheur</text:span></text:p>
          </draw:text-box>
        </draw:frame>
        <draw:frame draw:style-name="gr13" draw:text-style-name="P7" draw:layer="layout" svg:width="1.476cm" svg:height="1.005cm" svg:x="9.718cm" svg:y="3.397cm">
          <draw:text-box>
            <text:p text:style-name="P6"><text:span text:style-name="T3">Clé de </text:span></text:p>
            <text:p text:style-name="P6"><text:span text:style-name="T3">voûte</text:span></text:p>
          </draw:text-box>
        </draw:frame>
        <draw:frame draw:style-name="gr13" draw:text-style-name="P7" draw:layer="layout" svg:width="1.476cm" svg:height="0.628cm" svg:x="18.018cm" svg:y="3.899cm">
          <draw:text-box>
            <text:p text:style-name="P6"><text:span text:style-name="T3">Climax</text:span></text:p>
          </draw:text-box>
        </draw:frame>
        <draw:circle draw:style-name="gr10" draw:text-style-name="P1" draw:layer="layout" svg:width="0.3cm" svg:height="0.3cm" svg:x="18.7cm" svg:y="4.6cm">
          <text:p/>
        </draw:circle>
        <draw:circle draw:style-name="gr10" draw:text-style-name="P1" draw:layer="layout" svg:width="0.3cm" svg:height="0.3cm" svg:x="18.772cm" svg:y="4.6cm">
          <text:p/>
        </draw:circle>
        <draw:circle draw:style-name="gr10" draw:text-style-name="P1" draw:layer="layout" svg:width="0.3cm" svg:height="0.3cm" svg:x="18.844cm" svg:y="4.6cm">
          <text:p/>
        </draw:circle>
        <draw:frame draw:style-name="gr13" draw:text-style-name="P9" draw:layer="layout" svg:width="1.476cm" svg:height="0.628cm" svg:x="4.6cm" svg:y="3.295cm">
          <draw:text-box>
            <text:p text:style-name="P8"><text:span text:style-name="T4">Pivot 1</text:span></text:p>
          </draw:text-box>
        </draw:frame>
        <draw:frame draw:style-name="gr13" draw:text-style-name="P9" draw:layer="layout" svg:width="1.476cm" svg:height="0.628cm" svg:x="13.9cm" svg:y="3.295cm">
          <draw:text-box>
            <text:p text:style-name="P8"><text:span text:style-name="T4">Pivot 2</text:span></text:p>
          </draw:text-box>
        </draw:frame>
        <draw:circle draw:style-name="gr6" draw:text-style-name="P1" draw:layer="layout" svg:width="0.3cm" svg:height="0.3cm" svg:x="14.8cm" svg:y="4.6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e Perret</meta:initial-creator>
    <meta:creation-date>2016-05-10T14:46:55</meta:creation-date>
    <dc:date>2016-05-10T15:25:04</dc:date>
    <dc:creator>Philippe Perret</dc:creator>
    <meta:editing-duration>PT38M10S</meta:editing-duration>
    <meta:editing-cycles>34</meta:editing-cycles>
    <meta:generator>OpenOffice/4.1.2$Unix OpenOffice.org_project/412m3$Build-9782</meta:generator>
    <meta:document-statistic meta:object-count="44"/>
  </office:meta>
</office:document-meta>
</file>